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5-01-15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4-01-29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3-01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2-09-13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2-01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1-01-13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0-09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20-01-14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19-09-10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19-05-07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19-01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18-09-12 14:08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18-05-0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18-01-30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73</text:p>
          </table:table-cell>
          <table:table-cell office:value-type="string" calcext:value-type="string">
            <text:p>2017-10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